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rier New" svg:font-family="'Courrier New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219be" officeooo:paragraph-rsid="003219be"/>
    </style:style>
    <style:style style:name="P2" style:family="paragraph" style:parent-style-name="Text_20_body">
      <style:text-properties officeooo:rsid="003219be" officeooo:paragraph-rsid="004bdc46"/>
    </style:style>
    <style:style style:name="P3" style:family="paragraph" style:parent-style-name="Text_20_body">
      <style:text-properties officeooo:rsid="003219be" officeooo:paragraph-rsid="003df042"/>
    </style:style>
    <style:style style:name="P4" style:family="paragraph" style:parent-style-name="Text_20_body">
      <style:text-properties officeooo:rsid="00444409" officeooo:paragraph-rsid="00444409"/>
    </style:style>
    <style:style style:name="P5" style:family="paragraph" style:parent-style-name="Text_20_body">
      <style:text-properties officeooo:rsid="004bdc46" officeooo:paragraph-rsid="004bdc46"/>
    </style:style>
    <style:style style:name="P6" style:family="paragraph" style:parent-style-name="Text_20_body">
      <style:text-properties officeooo:rsid="005081a9" officeooo:paragraph-rsid="005081a9"/>
    </style:style>
    <style:style style:name="P7" style:family="paragraph" style:parent-style-name="Text_20_body">
      <style:text-properties fo:font-style="normal" officeooo:rsid="0052068a" officeooo:paragraph-rsid="0052068a" style:font-style-asian="normal" style:font-style-complex="normal"/>
    </style:style>
    <style:style style:name="P8" style:family="paragraph" style:parent-style-name="Text_20_body">
      <style:text-properties fo:font-style="normal" officeooo:rsid="0064eabd" officeooo:paragraph-rsid="0064eabd" style:font-style-asian="normal" style:font-style-complex="normal"/>
    </style:style>
    <style:style style:name="P9" style:family="paragraph" style:parent-style-name="Text_20_body">
      <style:text-properties officeooo:rsid="0052068a" officeooo:paragraph-rsid="00546f9f"/>
    </style:style>
    <style:style style:name="P10" style:family="paragraph" style:parent-style-name="Text_20_body">
      <style:text-properties officeooo:rsid="00533cd0" officeooo:paragraph-rsid="00533cd0"/>
    </style:style>
    <style:style style:name="P11" style:family="paragraph" style:parent-style-name="Text_20_body">
      <style:text-properties officeooo:rsid="00546f9f" officeooo:paragraph-rsid="00546f9f"/>
    </style:style>
    <style:style style:name="P12" style:family="paragraph" style:parent-style-name="Text_20_body" style:list-style-name="L1">
      <style:text-properties officeooo:rsid="003219be" officeooo:paragraph-rsid="003219be"/>
    </style:style>
    <style:style style:name="P13" style:family="paragraph" style:parent-style-name="Text_20_body" style:list-style-name="L1">
      <style:text-properties officeooo:rsid="003219be" officeooo:paragraph-rsid="004bdc46"/>
    </style:style>
    <style:style style:name="P14" style:family="paragraph" style:parent-style-name="Text_20_body" style:list-style-name="L2">
      <style:text-properties officeooo:rsid="00533cd0" officeooo:paragraph-rsid="00533cd0"/>
    </style:style>
    <style:style style:name="P15" style:family="paragraph" style:parent-style-name="Text_20_body" style:list-style-name="L2">
      <style:text-properties officeooo:rsid="005f6adb" officeooo:paragraph-rsid="005f6adb"/>
    </style:style>
    <style:style style:name="P16" style:family="paragraph" style:parent-style-name="Text_20_body">
      <style:text-properties fo:font-style="normal" officeooo:rsid="00533cd0" officeooo:paragraph-rsid="00533cd0" style:font-style-asian="normal" style:font-style-complex="normal"/>
    </style:style>
    <style:style style:name="P17" style:family="paragraph" style:parent-style-name="Text_20_body">
      <style:text-properties fo:font-style="normal" officeooo:rsid="00546f9f" officeooo:paragraph-rsid="00546f9f" style:font-style-asian="normal" style:font-style-complex="normal"/>
    </style:style>
    <style:style style:name="P18" style:family="paragraph" style:parent-style-name="Text_20_body" style:list-style-name="L5">
      <style:text-properties fo:font-style="normal" officeooo:rsid="0064eabd" officeooo:paragraph-rsid="0064eabd" style:font-style-asian="normal" style:font-style-complex="normal"/>
    </style:style>
    <style:style style:name="P19" style:family="paragraph" style:parent-style-name="Text_20_body" style:list-style-name="L5">
      <style:text-properties fo:font-style="normal" officeooo:rsid="006591d6" officeooo:paragraph-rsid="006591d6" style:font-style-asian="normal" style:font-style-complex="normal"/>
    </style:style>
    <style:style style:name="P20" style:family="paragraph" style:parent-style-name="Text_20_body" style:list-style-name="L5">
      <style:text-properties fo:font-style="normal" officeooo:rsid="006755f9" officeooo:paragraph-rsid="006755f9" style:font-style-asian="normal" style:font-style-complex="normal"/>
    </style:style>
    <style:style style:name="P21" style:family="paragraph" style:parent-style-name="Text_20_body" style:list-style-name="L3">
      <style:text-properties officeooo:rsid="00546f9f" officeooo:paragraph-rsid="00546f9f"/>
    </style:style>
    <style:style style:name="P22" style:family="paragraph" style:parent-style-name="Text_20_body" style:list-style-name="L4">
      <style:text-properties officeooo:rsid="00546f9f" officeooo:paragraph-rsid="00546f9f"/>
    </style:style>
    <style:style style:name="P23" style:family="paragraph" style:parent-style-name="Text_20_body" style:list-style-name="L4">
      <style:text-properties officeooo:paragraph-rsid="00546f9f"/>
    </style:style>
    <style:style style:name="P24" style:family="paragraph" style:parent-style-name="Text_20_body">
      <style:text-properties officeooo:rsid="006b4043" officeooo:paragraph-rsid="006b4043"/>
    </style:style>
    <style:style style:name="P25" style:family="paragraph" style:parent-style-name="Text_20_body">
      <style:text-properties officeooo:rsid="006ce3b4" officeooo:paragraph-rsid="006ce3b4"/>
    </style:style>
    <style:style style:name="P26" style:family="paragraph" style:parent-style-name="Heading_20_2">
      <style:text-properties officeooo:rsid="0020d064" officeooo:paragraph-rsid="0020d064"/>
    </style:style>
    <style:style style:name="P27" style:family="paragraph" style:parent-style-name="Heading_20_2">
      <style:text-properties officeooo:rsid="00444409" officeooo:paragraph-rsid="0049af29"/>
    </style:style>
    <style:style style:name="P28" style:family="paragraph" style:parent-style-name="Heading_20_2">
      <style:text-properties officeooo:rsid="00444409" officeooo:paragraph-rsid="00515bd5"/>
    </style:style>
    <style:style style:name="P29" style:family="paragraph" style:parent-style-name="Heading_20_2">
      <style:text-properties officeooo:rsid="003219be" officeooo:paragraph-rsid="003809d9"/>
    </style:style>
    <style:style style:name="P30" style:family="paragraph" style:parent-style-name="Heading_20_2">
      <style:text-properties officeooo:rsid="003219be" officeooo:paragraph-rsid="006ce3b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c6e7" style:font-style-asian="italic" style:font-style-complex="italic"/>
    </style:style>
    <style:style style:name="T3" style:family="text">
      <style:text-properties fo:font-style="italic" officeooo:rsid="003868c2" style:font-style-asian="italic" style:font-style-complex="italic"/>
    </style:style>
    <style:style style:name="T4" style:family="text">
      <style:text-properties fo:font-style="italic" officeooo:rsid="0048755a" style:font-style-asian="italic" style:font-style-complex="italic"/>
    </style:style>
    <style:style style:name="T5" style:family="text">
      <style:text-properties fo:font-style="italic" officeooo:rsid="0035a8ac" style:font-style-asian="italic" style:font-style-complex="italic"/>
    </style:style>
    <style:style style:name="T6" style:family="text">
      <style:text-properties fo:font-style="italic" officeooo:rsid="003e92ee" style:font-style-asian="italic" style:font-style-complex="italic"/>
    </style:style>
    <style:style style:name="T7" style:family="text">
      <style:text-properties fo:font-style="italic" officeooo:rsid="005112c5" style:font-style-asian="italic" style:font-style-complex="italic"/>
    </style:style>
    <style:style style:name="T8" style:family="text">
      <style:text-properties fo:font-style="italic" officeooo:rsid="00502f19" style:font-style-asian="italic" style:font-style-complex="italic"/>
    </style:style>
    <style:style style:name="T9" style:family="text">
      <style:text-properties fo:font-style="italic" officeooo:rsid="00546f9f" style:font-style-asian="italic" style:font-style-complex="italic"/>
    </style:style>
    <style:style style:name="T10" style:family="text">
      <style:text-properties fo:font-style="italic" officeooo:rsid="00574637" style:font-style-asian="italic" style:font-style-complex="italic"/>
    </style:style>
    <style:style style:name="T11" style:family="text">
      <style:text-properties fo:font-style="italic" officeooo:rsid="005adf3a" style:font-style-asian="italic" style:font-style-complex="italic"/>
    </style:style>
    <style:style style:name="T12" style:family="text">
      <style:text-properties fo:font-style="italic" officeooo:rsid="005c9cc4" style:font-style-asian="italic" style:font-style-complex="italic"/>
    </style:style>
    <style:style style:name="T13" style:family="text">
      <style:text-properties fo:font-style="italic" officeooo:rsid="005e701f" style:font-style-asian="italic" style:font-style-complex="italic"/>
    </style:style>
    <style:style style:name="T14" style:family="text">
      <style:text-properties fo:font-style="italic" officeooo:rsid="0061f900" style:font-style-asian="italic" style:font-style-complex="italic"/>
    </style:style>
    <style:style style:name="T15" style:family="text">
      <style:text-properties fo:font-style="italic" officeooo:rsid="005629f5" style:font-style-asian="italic" style:font-style-complex="italic"/>
    </style:style>
    <style:style style:name="T16" style:family="text">
      <style:text-properties fo:font-style="italic" officeooo:rsid="006755f9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adf3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e701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2068a" style:font-style-asian="italic" style:font-weight-asian="bold" style:font-style-complex="italic" style:font-weight-complex="bold"/>
    </style:style>
    <style:style style:name="T21" style:family="text">
      <style:text-properties officeooo:rsid="0030636e"/>
    </style:style>
    <style:style style:name="T22" style:family="text">
      <style:text-properties officeooo:rsid="0035a8ac"/>
    </style:style>
    <style:style style:name="T23" style:family="text">
      <style:text-properties officeooo:rsid="003868c2"/>
    </style:style>
    <style:style style:name="T24" style:family="text">
      <style:text-properties officeooo:rsid="0039a592"/>
    </style:style>
    <style:style style:name="T25" style:family="text">
      <style:text-properties officeooo:rsid="0039fee5"/>
    </style:style>
    <style:style style:name="T26" style:family="text">
      <style:text-properties officeooo:rsid="003e92ee"/>
    </style:style>
    <style:style style:name="T27" style:family="text">
      <style:text-properties officeooo:rsid="0043a2f1"/>
    </style:style>
    <style:style style:name="T28" style:family="text">
      <style:text-properties officeooo:rsid="0048755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8755a" style:font-style-asian="normal" style:font-style-complex="normal"/>
    </style:style>
    <style:style style:name="T31" style:family="text">
      <style:text-properties fo:font-style="normal" officeooo:rsid="0049af29" style:font-style-asian="normal" style:font-style-complex="normal"/>
    </style:style>
    <style:style style:name="T32" style:family="text">
      <style:text-properties fo:font-style="normal" officeooo:rsid="004bdc46" style:font-style-asian="normal" style:font-style-complex="normal"/>
    </style:style>
    <style:style style:name="T33" style:family="text">
      <style:text-properties fo:font-style="normal" officeooo:rsid="005112c5" style:font-style-asian="normal" style:font-style-complex="normal"/>
    </style:style>
    <style:style style:name="T34" style:family="text">
      <style:text-properties fo:font-style="normal" officeooo:rsid="00515bd5" style:font-style-asian="normal" style:font-style-complex="normal"/>
    </style:style>
    <style:style style:name="T35" style:family="text">
      <style:text-properties fo:font-style="normal" officeooo:rsid="00546f9f" style:font-style-asian="normal" style:font-style-complex="normal"/>
    </style:style>
    <style:style style:name="T36" style:family="text">
      <style:text-properties fo:font-style="normal" officeooo:rsid="005629f5" style:font-style-asian="normal" style:font-style-complex="normal"/>
    </style:style>
    <style:style style:name="T37" style:family="text">
      <style:text-properties fo:font-style="normal" officeooo:rsid="005c9cc4" style:font-style-asian="normal" style:font-style-complex="normal"/>
    </style:style>
    <style:style style:name="T38" style:family="text">
      <style:text-properties fo:font-style="normal" officeooo:rsid="005e701f" style:font-style-asian="normal" style:font-style-complex="normal"/>
    </style:style>
    <style:style style:name="T39" style:family="text">
      <style:text-properties fo:font-style="normal" officeooo:rsid="0061f900" style:font-style-asian="normal" style:font-style-complex="normal"/>
    </style:style>
    <style:style style:name="T40" style:family="text">
      <style:text-properties fo:font-style="normal" officeooo:rsid="0063b3c1" style:font-style-asian="normal" style:font-style-complex="normal"/>
    </style:style>
    <style:style style:name="T41" style:family="text">
      <style:text-properties officeooo:rsid="0049af29"/>
    </style:style>
    <style:style style:name="T42" style:family="text">
      <style:text-properties officeooo:rsid="00502f19"/>
    </style:style>
    <style:style style:name="T43" style:family="text">
      <style:text-properties officeooo:rsid="006755f9"/>
    </style:style>
    <style:style style:name="T44" style:family="text">
      <style:text-properties officeooo:rsid="006ce3b4"/>
    </style:style>
    <style:style style:name="T45" style:family="text">
      <style:text-properties style:font-name="Courrier New"/>
    </style:style>
    <style:style style:name="T46" style:family="text">
      <style:text-properties style:font-name="Courrier New" fo:font-style="italic" style:font-style-asian="italic" style:font-style-complex="italic"/>
    </style:style>
    <style:style style:name="T47" style:family="text">
      <style:text-properties style:font-name="Courrier New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1">3</text:span> : <text:span text:style-name="T21">Concepts : Projets, Tasks, Properties</text:span></text:h>
      <text:h text:style-name="P26" text:outline-level="2"/>
      <text:h text:style-name="Heading_20_2" text:outline-level="2">3.1 <text:span text:style-name="T22">Propriétés projet </text:span></text:h>
      <text:p text:style-name="P1"><text:span text:style-name="T41">Écrire</text:span> un<text:span text:style-name="T25">e tâche</text:span> qui :</text:p>
      <text:list xml:id="list4279794772" text:style-name="L1">
        <text:list-item>
          <text:p text:style-name="P12">Affiche sur la console le nom et la description du projet</text:p>
        </text:list-item>
      </text:list>
      <text:p text:style-name="P1"/>
      <text:p text:style-name="P1">Ajoute la propriété «<text:span text:style-name="T24">profile</text:span>» au projet, affecter et afficher cette nouvelle propriété projet, <text:span text:style-name="T27">lors de la phase de configuration</text:span></text:p>
      <text:p text:style-name="P3"/>
      <text:p text:style-name="P4"><text:span text:style-name="T28">Externaliser la propriété </text:span><text:span text:style-name="T4">profile</text:span><text:span text:style-name="T28"> dans </text:span><text:span text:style-name="T1">gradle.properties</text:span><text:span text:style-name="T29">, </text:span><text:span text:style-name="T30">surcharger la via la ligne de commande</text:span></text:p>
      <text:h text:style-name="P27" text:outline-level="2"><text:span text:style-name="T30">3.2 </text:span><text:span text:style-name="T31">Tâches </text:span><text:span text:style-name="T32">de configuration</text:span></text:h>
      <text:p text:style-name="P5">Définir dans build.gradle une classe <text:span text:style-name="T5">ProjectVersion</text:span><text:span text:style-name="T22"> composée de 3 champs :</text:span></text:p>
      <text:list xml:id="list163527262234790" text:continue-numbering="true" text:style-name="L1">
        <text:list-item>
          <text:list>
            <text:list-item>
              <text:p text:style-name="P13"><text:span text:style-name="T1">major</text:span><text:span text:style-name="T2">Number</text:span> (Integer)</text:p>
            </text:list-item>
            <text:list-item>
              <text:p text:style-name="P13"><text:span text:style-name="T1">minor</text:span><text:span text:style-name="T2">Number</text:span> (Integer)</text:p>
            </text:list-item>
            <text:list-item>
              <text:p text:style-name="P13"><text:span text:style-name="T3">qualifier</text:span><text:span text:style-name="T23"> (String)</text:span></text:p>
            </text:list-item>
          </text:list>
        </text:list-item>
      </text:list>
      <text:p text:style-name="P2"><text:span text:style-name="T26">Écrire une tâche de configuration qui lit une n° de version dans le fichier </text:span><text:span text:style-name="T6">version.properties</text:span><text:span text:style-name="T26"> à la racine du projet, qui instancie un objet </text:span><text:span text:style-name="T6">ProjectVersion, </text:span><text:span text:style-name="T33">utiliser </text:span><text:span text:style-name="T7">logger.info</text:span><text:span text:style-name="T33"> pour afficher l’instance</text:span></text:p>
      <text:p text:style-name="P6">Ecrire une tâche d’exécution <text:span text:style-name="T17">printVersion</text:span> qui affiche l’instance de l’objet <text:span text:style-name="T1">ProjectVersion</text:span></text:p>
      <text:p text:style-name="P2"><text:span text:style-name="T42">Exécuter la tâche </text:span><text:span text:style-name="T8">printVersion</text:span><text:span text:style-name="T42"> avec les différents niveau de log (quiet, info, debug) </text:span></text:p>
      <text:h text:style-name="P28" text:outline-level="2"><text:span text:style-name="T30">3.2 </text:span><text:span text:style-name="T34">Graphe de tâches</text:span></text:h>
      <text:p text:style-name="P10"><text:span text:style-name="T34">D</text:span><text:span text:style-name="T29">éfinir 3 nouvelles propriétés projet :</text:span></text:p>
      <text:list xml:id="list3967212841" text:style-name="L2">
        <text:list-item>
          <text:p text:style-name="P14"><text:span text:style-name="T17">srcDirectory</text:span><text:span text:style-name="T29"> : L’emplacement des sources</text:span></text:p>
        </text:list-item>
        <text:list-item>
          <text:p text:style-name="P14"><text:span text:style-name="T17">outputDirectory</text:span><text:span text:style-name="T29"> : Emplacement des fichiers « compilés »</text:span></text:p>
        </text:list-item>
        <text:list-item>
          <text:p text:style-name="P15"><text:span text:style-name="T17">distDirectory</text:span><text:span text:style-name="T29"> : Emplacement pour la distribution</text:span></text:p>
        </text:list-item>
      </text:list>
      <text:p text:style-name="P16"/>
      <text:p text:style-name="P10"><text:span text:style-name="T29">Définir </text:span><text:span text:style-name="T35">3</text:span><text:span text:style-name="T29"> nouvelles tâches :</text:span></text:p>
      <text:list xml:id="list3007697396" text:style-name="L3">
        <text:list-item>
          <text:p text:style-name="P21"><text:span text:style-name="T17">clean</text:span><text:span text:style-name="T29"> : Suppression du répertoire </text:span><text:span text:style-name="T1">outputDirectory</text:span></text:p>
        </text:list-item>
        <text:list-item>
          <text:p text:style-name="P21"><text:span text:style-name="T18">copyVersion</text:span><text:span text:style-name="T29">: Copie du fichier </text:span><text:span text:style-name="T1">version.properties</text:span><text:span text:style-name="T29"> dans </text:span><text:span text:style-name="T1">outputDirectory</text:span></text:p>
        </text:list-item>
        <text:list-item>
          <text:p text:style-name="P21"><text:span text:style-name="T17">compile</text:span><text:span text:style-name="T29"> : Copie des fichiers </text:span><text:span text:style-name="T1">*.</text:span><text:span text:style-name="T12">c</text:span><text:span text:style-name="T37"> </text:span><text:span text:style-name="T29">présents dans </text:span><text:span text:style-name="T1">srcDirectory</text:span><text:span text:style-name="T29"> vers </text:span><text:span text:style-name="T1">outputDirectory</text:span><text:span text:style-name="T29"> en </text:span><text:span text:style-name="T37">les renommant en </text:span><text:span text:style-name="T12">*.o</text:span></text:p>
        </text:list-item>
        <text:list-item>
          <text:p text:style-name="P21"><text:span text:style-name="T19">createDistribution</text:span><text:span text:style-name="T38"> </text:span><text:span text:style-name="T29">: Création d’une </text:span><text:span text:style-name="T38">archive à partir </text:span><text:span text:style-name="T29">des fichiers présents dans </text:span><text:span text:style-name="T1">outputDirectory</text:span><text:span text:style-name="T29"> </text:span></text:p>
        </text:list-item>
      </text:list>
      <text:p text:style-name="P11"><text:span text:style-name="T13">createDistribution</text:span><text:span text:style-name="T29"> dépend de </text:span><text:span text:style-name="T1">compile</text:span><text:span text:style-name="T29"> qui dépend de </text:span><text:span text:style-name="T11">copyVersion</text:span><text:span text:style-name="T29">.</text:span></text:p>
      <text:p text:style-name="P11"><text:span text:style-name="T29">Tester les différentes tâches </text:span><text:span text:style-name="T38">et visualiser les effets du cache de Gradle</text:span></text:p>
      <text:p text:style-name="P17"><text:soft-page-break/></text:p>
      <text:p text:style-name="P9"><text:span text:style-name="T40">Écrire</text:span><text:span text:style-name="T35"> une tâche</text:span><text:span text:style-name="T29"> </text:span><text:span text:style-name="T17">makeRelease</text:span><text:span text:style-name="T29"> qui </text:span><text:span text:style-name="T35">prend en entrée les propriété </text:span><text:span text:style-name="T9">nextMajorVersion</text:span><text:span text:style-name="T35">, </text:span><text:span text:style-name="T9">nextMinorVersion. </text:span><text:span text:style-name="T10">C</text:span><text:span text:style-name="T35">ette tâche exécute les étapes suivantes :</text:span></text:p>
      <text:list xml:id="list2943074096" text:style-name="L4">
        <text:list-item>
          <text:p text:style-name="P22"><text:span text:style-name="T35">L</text:span><text:span text:style-name="T29">ance une tâche clean</text:span></text:p>
        </text:list-item>
        <text:list-item>
          <text:p text:style-name="P23"><text:span text:style-name="T35">Change le classifier de </text:span><text:span text:style-name="T9">ProjectVersion</text:span><text:span text:style-name="T35"> courant en final </text:span></text:p>
        </text:list-item>
        <text:list-item>
          <text:p text:style-name="P23"><text:span text:style-name="T35">Lance une tache </text:span><text:span text:style-name="T14">createDistribution</text:span><text:span text:style-name="T35"> </text:span></text:p>
        </text:list-item>
        <text:list-item>
          <text:p text:style-name="P23"><text:span text:style-name="T35">Copie l</text:span><text:span text:style-name="T39">a distribution</text:span><text:span text:style-name="T35"> en dehors de l’arborescence projet</text:span></text:p>
        </text:list-item>
        <text:list-item>
          <text:p text:style-name="P23"><text:span text:style-name="T36">Modifie le fichier version avec les propriétés </text:span><text:span text:style-name="T15">nextMajor</text:span><text:span text:style-name="T36"> et </text:span><text:span text:style-name="T15">nextMinor</text:span><text:span text:style-name="T36"> et le classifier </text:span><text:span text:style-name="T15">SNAPSHOT</text:span><text:span text:style-name="T36"> </text:span></text:p>
        </text:list-item>
      </text:list>
      <text:p text:style-name="P7"><text:s/></text:p>
      <text:p text:style-name="P8">Réorganiser le code en utilisant le répertoire <text:span text:style-name="T17">buildSrc</text:span> :</text:p>
      <text:list xml:id="list295745258" text:style-name="L5">
        <text:list-item>
          <text:p text:style-name="P18">y placer la classe <text:span text:style-name="T1">ProjectVersion</text:span></text:p>
        </text:list-item>
        <text:list-item>
          <text:p text:style-name="P19"><text:span text:style-name="T43">y placer une t</text:span>âche <text:span text:style-name="T16">updateVersionTask</text:span><text:span text:style-name="T43"> dont la seule responsabilité est de mettre à jour le fichier </text:span><text:span text:style-name="T16">version.properties</text:span><text:span text:style-name="T43">. La tâche prend </text:span></text:p>
          <text:list>
            <text:list-item>
              <text:p text:style-name="P20">En entrée, une variable de type <text:span text:style-name="T1">ProjectVersion</text:span></text:p>
            </text:list-item>
            <text:list-item>
              <text:p text:style-name="P20">En sortie, une variable de type <text:span text:style-name="T1">File</text:span></text:p>
            </text:list-item>
          </text:list>
        </text:list-item>
        <text:list-item>
          <text:p text:style-name="P20">Réorganiser <text:span text:style-name="T1">build.gradle</text:span> pour utiliser la nouvelle tâche</text:p>
        </text:list-item>
      </text:list>
      <text:h text:style-name="P29" text:outline-level="2">3.3 Hooks</text:h>
      <text:p text:style-name="P24">Ecrire un hook qui lorsque le graphe est créé, vérifie que si le graphe contient la tache <text:span text:style-name="T20">makeRelease </text:span>la propriété profile est égale à prod. Lancer une exception sinon</text:p>
      <text:p text:style-name="P24"/>
      <text:h text:style-name="P30" text:outline-level="2">3.4 Wrapper</text:h>
      <text:p text:style-name="P25">Installer le wrapper :<text:line-break/><text:span text:style-name="T47">gradle wrapper</text:span></text:p>
      <text:p text:style-name="P25"/>
      <text:p text:style-name="P25">Effectuer une release en utilisant le wrap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rier New" svg:font-family="'Courrier New'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18T16:35:26.173092216</dc:date>
    <meta:editing-duration>P1DT11H39M44S</meta:editing-duration>
    <meta:editing-cycles>88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407" meta:character-count="2648" meta:non-whitespace-character-count="2297"/>
  </office:meta>
</office:document-meta>
</file>